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rverNode.setProperty( String name , Value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erverNode.getNod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erverNode.hasNod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erverNode.getPrimaryItem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erverNode.setProperty( String name , Value value , int typ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erverNode.restore( String versionUUID , String path , boolean removeExisting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erverNode.removeMixin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erverNode.hasProperti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erverNode.getNode( String pat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erverNode.holdsLock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erverNode.update( String workspac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erverNode.getIndex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erverNode.getCorrespondingNodePath( String workspac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erverNode.doneMerge( String versionUUI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erverNode.isLocke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erverNode.canAddMixin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erverNode.isNodeType( String typ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erverNode.getDefiniti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erverNode.getPrimaryNodeTyp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erverNode.getUUI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erverNode.getProperti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erverNode.lock( boolean isDeep , boolean isSessionScope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erverNode.addNode( String pat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erverNode.getLock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erverNode.setProperty( String name , Value [ ] values , int typ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erverNode.getProperty( String pat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erverNode.getBaseVersi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erverNode.orderBefore( String src , String ds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erverNode.getNodes( String patter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erverNode.hasProperty( String pat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erverNode.isCheckedOu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erverNode.cancelMerge( String versionUUI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erverNode.checkou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erverNode.addNode( String path , String typ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erverNode.unlock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erverNode.hasNode( String pat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erverNode.merge( String workspace , boolean bestEffor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erverNode.getVersionHistor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erverNode.getReferenc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erverNode.checki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erverNode.setProperty( String name , Value [ ] value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erverNode.restoreByUUID( String versionUUID , boolean removeExisting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erverNode.addMixin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erverNode.getMixinNodeTyp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erverNode.ServerNode( Node node , RemoteAdapterFactory 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erverNode.getVersionByUUID( String versionUUI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erverNode.restoreByLabel( String label , boolean removeExisting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erverNode.restore( String version , boolean removeExisting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erverNode.getProperties( String patter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